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CHE DESCRIPTIVE DU DIAGRAMME DE CLASSE</text:p>
      <text:p text:style-name="P1"/>
      <text:p text:style-name="P4">LISTE DE TOUTES LES CLASSES :</text:p>
      <text:p text:style-name="P4"/>
      <text:p text:style-name="P2"><text:tab/>-Un Patient a juste des attributs</text:p>
      <text:p text:style-name="P2"><text:tab/>-Une FicheMedical est composée d'un patient, 0 ou 1 Ordonnance, et une list de Symptome</text:p>
      <text:p text:style-name="P2"><text:tab/>-Une Ordonnance contient une liste de Medicament</text:p>
      <text:p text:style-name="P2"><text:tab/>-Un Medicament a juste des attributs</text:p>
      <text:p text:style-name="P2"><text:tab/>-Un Symptome contient une liste de Medicament, ceux qui servent a le soigner.</text:p>
      <text:p text:style-name="P2"><text:tab/>-Un RendezVous contient une FicheMedicale</text:p>
      <text:p text:style-name="P2"><text:tab/>-Un Personnel a pour attribut un mdp, un login, (un nom et un prenom aussi), il peux donc s'identifier pour se connecter au <text:s/>programme</text:p>
      <text:p text:style-name="P2"><text:tab/>-Un Medecin hérite d'un Personnel, il a donc acces a plus de fonctionnalité</text:p>
      <text:p text:style-name="P2"><text:tab/>-La classe Hopital repertorie les documents de l'Hopital : c'est à dire la liste de TOUS les Medicaments, TOUS les Symptomes repertoriée, TOUS ls Personnels, ainsi que TOUTES les FicheMedica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</meta:editing-duration>
    <meta:editing-cycles>4</meta:editing-cycles>
    <meta:generator>OpenOffice/4.0.0$Win32 OpenOffice.org_project/400m3$Build-9702</meta:generator>
    <dc:date>2017-01-06T20:58:09.43</dc:date>
    <meta:document-statistic meta:table-count="0" meta:image-count="0" meta:object-count="0" meta:page-count="1" meta:paragraph-count="11" meta:word-count="131" meta:character-count="801"/>
    <meta:user-defined meta:name="Info 1"/>
    <meta:user-defined meta:name="Info 2"/>
    <meta:user-defined meta:name="Info 3"/>
    <meta:user-defined meta:name="Info 4"/>
  </office:meta>
</office:document-meta>
</file>